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 svg:font-family="'Lohit Hindi'"/>
    <style:font-face style:name="Liberation Serif" svg:font-family="'Liberation Serif'" style:font-family-generic="roman" style:font-pitch="variable"/>
    <style:font-face style:name="Lucida Handwriting" svg:font-family="'Lucida Handwriting'"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ngsanaUPC" svg:font-family="AngsanaUPC"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Hindi1"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style:tab-stops>
          <style:tab-stop style:position="0.5in"/>
          <style:tab-stop style:position="5.9898in"/>
        </style:tab-stops>
      </style:paragraph-properties>
    </style:style>
    <style:style style:name="P2" style:family="paragraph" style:parent-style-name="Standard">
      <style:paragraph-properties fo:margin-top="0in" fo:margin-bottom="0in"/>
    </style:style>
    <style:style style:name="P3" style:family="paragraph" style:parent-style-name="Standard" style:master-page-name="Standard">
      <style:paragraph-properties style:page-number="auto"/>
    </style:style>
    <style:style style:name="T1" style:family="text">
      <style:text-properties fo:font-size="20pt" style:font-size-asian="20pt" style:font-size-complex="20pt"/>
    </style:style>
    <style:style style:name="T2" style:family="text">
      <style:text-properties fo:color="#008000" fo:font-size="20pt" style:text-underline-style="solid" style:text-underline-width="auto" style:text-underline-color="font-color" style:font-size-asian="20pt" style:font-size-complex="20pt"/>
    </style:style>
    <style:style style:name="T3" style:family="text">
      <style:text-properties fo:color="#008000" style:font-name="Times New Roman" fo:font-size="15pt" style:text-underline-style="solid" style:text-underline-width="auto" style:text-underline-color="font-color" fo:font-weight="bold" style:font-size-asian="15pt" style:font-weight-asian="bold" style:font-name-complex="Times New Roman1" style:font-size-complex="15pt"/>
    </style:style>
    <style:style style:name="T4" style:family="text">
      <style:text-properties fo:color="#008000"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T5" style:family="text">
      <style:text-properties fo:color="#008000" style:font-name="Times New Roman" fo:font-size="16pt" fo:font-weight="bold" style:font-size-asian="16pt" style:font-weight-asian="bold" style:font-name-complex="Times New Roman1" style:font-size-complex="16pt"/>
    </style:style>
    <style:style style:name="T6" style:family="text">
      <style:text-properties fo:color="#008000"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7" style:family="text">
      <style:text-properties fo:color="#ff0000" fo:font-size="20pt" style:font-size-asian="20pt" style:font-size-complex="20pt"/>
    </style:style>
    <style:style style:name="T8" style:family="text">
      <style:text-properties fo:color="#280099" fo:font-size="16pt" style:font-size-asian="16pt" style:font-size-complex="16pt"/>
    </style:style>
    <style:style style:name="T9" style:family="text">
      <style:text-properties style:font-name="Times New Roman" fo:font-size="10pt" fo:font-weight="bold" style:font-size-asian="10pt" style:font-weight-asian="bold" style:font-name-complex="Times New Roman1" style:font-size-complex="10pt"/>
    </style:style>
    <style:style style:name="T10" style:family="text">
      <style:text-properties fo:color="#000000" style:font-name="Times New Roman" fo:font-size="10pt" fo:font-weight="bold" style:font-size-asian="10pt" style:font-weight-asian="bold" style:font-name-complex="Times New Roman1" style:font-size-complex="10pt"/>
    </style:style>
    <style:style style:name="T11" style:family="text">
      <style:text-properties fo:color="#000000" style:font-name="Times New Roman" fo:font-size="14pt" fo:font-weight="normal" style:font-size-asian="14pt" style:font-weight-asian="normal" style:font-name-complex="Liberation Serif1" style:font-size-complex="14pt" style:font-weight-complex="normal"/>
    </style:style>
    <style:style style:name="T12" style:family="text">
      <style:text-properties fo:color="#000000" style:font-name="Lucida Handwriting" fo:font-size="12pt" fo:font-weight="normal" style:font-size-asian="12pt" style:font-weight-asian="normal" style:font-name-complex="AngsanaUPC" style:font-size-complex="12pt" style:font-weight-complex="normal"/>
    </style:style>
    <style:style style:name="T13" style:family="text">
      <style:text-properties fo:color="#000000" style:font-name="Lucida Handwriting" fo:font-size="14pt" fo:font-weight="normal" style:font-size-asian="14pt" style:font-weight-asian="normal" style:font-name-complex="AngsanaUPC" style:font-size-complex="14pt" style:font-weight-complex="normal"/>
    </style:style>
    <style:style style:name="T14" style:family="text">
      <style:text-properties fo:color="#000000" style:font-name="Lucida Handwriting" fo:font-size="14pt" fo:font-weight="normal" style:font-size-asian="14pt" style:font-weight-asian="normal" style:font-name-complex="Liberation Serif1" style:font-size-complex="14pt" style:font-weight-complex="normal"/>
    </style:style>
    <style:style style:name="T15" style:family="text">
      <style:text-properties fo:color="#000000" style:font-name="Lucida Handwriting" fo:font-size="14pt" style:font-size-asian="14pt" style:font-name-complex="Liberation Serif1" style:font-size-complex="14pt"/>
    </style:style>
    <style:style style:name="T16" style:family="text">
      <style:text-properties fo:color="#000000" style:font-name="Lucida Handwriting" fo:font-size="14pt" style:text-underline-style="solid" style:text-underline-width="auto" style:text-underline-color="font-color" style:font-size-asian="14pt" style:font-name-complex="Liberation Serif1" style:font-size-complex="14pt"/>
    </style:style>
    <style:style style:name="T17" style:family="text">
      <style:text-properties fo:font-size="12pt" style:font-size-asian="12pt" style:font-size-complex="12pt"/>
    </style:style>
    <style:style style:name="T18" style:family="text">
      <style:text-properties fo:font-size="12pt" fo:language="en" fo:country="GB" style:font-size-asian="12pt" style:font-size-complex="12pt"/>
    </style:style>
    <style:style style:name="T19" style:family="text">
      <style:text-properties fo:color="#f79646" fo:font-size="20pt" style:text-underline-style="solid" style:text-underline-width="auto" style:text-underline-color="font-color" style:font-size-asian="20pt" style:font-size-complex="20pt"/>
    </style:style>
    <style:style style:name="T20" style:family="text">
      <style:text-properties fo:color="#f79646" fo:font-size="12pt" style:font-size-asian="12pt" style:font-size-complex="12pt"/>
    </style:style>
    <style:style style:name="T21" style:family="text">
      <style:text-properties fo:color="#ff4791" fo:font-size="12pt" style:text-underline-style="solid" style:text-underline-width="auto" style:text-underline-color="font-color" style:font-size-asian="12pt" style:font-size-complex="12pt"/>
    </style:style>
    <style:style style:name="T22" style:family="text">
      <style:text-properties fo:color="#ff00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23" style:family="text">
      <style:text-properties fo:color="#2300dc"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24" style:family="text">
      <style:text-properties fo:color="#b80047"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25" style:family="text">
      <style:text-properties fo:color="#b80047" fo:font-size="12pt" fo:font-style="normal" style:text-underline-style="none" fo:font-weight="normal" style:font-size-asian="12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s text:c="32"/></text:span><text:span text:style-name="T2">PDS PROJECT</text:span></text:p>
      <text:p text:style-name="Standard"><text:span text:style-name="T1"><text:s text:c="21"/></text:span><text:span text:style-name="T2"><text:s/>BANKING MANAGEMENT</text:span><text:span text:style-name="T1"> </text:span></text:p>
      <text:p text:style-name="Standard"><text:span text:style-name="T7">By</text:span><text:span text:style-name="T1">:</text:span></text:p>
      <text:p text:style-name="Standard"><text:span text:style-name="T8">Praneeth A S.</text:span></text:p>
      <text:p text:style-name="Standard"><text:span text:style-name="T8">UG201110023.</text:span></text:p>
      <text:p text:style-name="Standard"><text:span text:style-name="T8">CSE.</text:span></text:p>
      <text:p text:style-name="Standard"><text:span text:style-name="T8">Rohith Yeravothula.</text:span></text:p>
      <text:p text:style-name="Standard"><text:span text:style-name="T8">UG201110039.</text:span></text:p>
      <text:p text:style-name="Standard"><text:span text:style-name="T8">CSE.</text:span></text:p>
      <text:p text:style-name="Standard"/>
      <text:p text:style-name="P2"/>
      <text:p text:style-name="P2"><text:span text:style-name="T3">Title of project:BANK INVENTORY MANAGEMENT SYSTEM</text:span></text:p>
      <text:p text:style-name="P2"/>
      <text:p text:style-name="P2"><text:span text:style-name="T4">Problem statement :</text:span><text:span text:style-name="Default_20_Paragraph_20_Font"><text:span text:style-name="T10"> </text:span></text:span><text:span text:style-name="Default_20_Paragraph_20_Font"><text:span text:style-name="T12">Banking is one of the activities which people are involved in their daily life. People use banks for various purposes. Some of them include depositing cash, cash withdrawal, transferring money, drawing mini statements etc...This project aims at developing a programme which can handle several basic <text:s/>functions which a bank is involved in.</text:span></text:span></text:p>
      <text:p text:style-name="P2"/>
      <text:p text:style-name="P2"/>
      <text:p text:style-name="P2"/>
      <text:p text:style-name="P2"/>
      <text:p text:style-name="P2"><text:span text:style-name="T5">P</text:span><text:span text:style-name="T3">roblem</text:span><text:bookmark text:name="_GoBack1"/><text:span text:style-name="T3"> Description:</text:span><text:span text:style-name="T9"> </text:span><text:span text:style-name="Default_20_Paragraph_20_Font"><text:span text:style-name="T13">The project aims to develop an administrator which can add or delete accounts or information. This project also enables the user to have a unique password &amp; ID through which he/she can access his/her accounts.</text:span></text:span><text:span text:style-name="Default_20_Paragraph_20_Font"><text:span text:style-name="T11"> </text:span></text:span><text:span text:style-name="Default_20_Paragraph_20_Font"><text:span text:style-name="T14">Then he can withdraw , deposit money, inquire about the balance in his account , make transactions using his ATM card .It prints the balance amount in his\her account.</text:span></text:span></text:p>
      <text:p text:style-name="Standard"/>
      <text:p text:style-name="Standard"/>
      <text:p text:style-name="Standard"><text:span text:style-name="T15">In an abstract way this code provides</text:span></text:p>
      <text:p text:style-name="Standard"><text:span text:style-name="Default_20_Paragraph_20_Font"><text:span text:style-name="T15"><text:s/>1)</text:span></text:span><text:span text:style-name="Default_20_Paragraph_20_Font"><text:span text:style-name="T16">Administrator with his ID and password</text:span></text:span><text:span text:style-name="Default_20_Paragraph_20_Font"><text:span text:style-name="T15"> : Assigns a <text:s text:c="3"/>ID &amp; a password to display the customer data.</text:span></text:span></text:p>
      <text:p text:style-name="Standard"><text:span text:style-name="Default_20_Paragraph_20_Font"><text:span text:style-name="T15">2)</text:span></text:span><text:span text:style-name="Default_20_Paragraph_20_Font"><text:span text:style-name="T16">User with his ID and password </text:span></text:span><text:span text:style-name="Default_20_Paragraph_20_Font"><text:span text:style-name="T15">: Assigns a user ID &amp; a password for the customer to access his accounts uniquely.</text:span></text:span></text:p>
      <text:p text:style-name="Standard"><text:span text:style-name="Default_20_Paragraph_20_Font"><text:span text:style-name="T15">3)</text:span></text:span><text:span text:style-name="Default_20_Paragraph_20_Font"><text:span text:style-name="T16">ATM card facility</text:span></text:span><text:span text:style-name="Default_20_Paragraph_20_Font"><text:span text:style-name="T15"> : Allows the user to draw the money from the bank using his <text:s/>ATM card .</text:span></text:span></text:p>
      <text:p text:style-name="Standard"><text:soft-page-break/><text:span text:style-name="Default_20_Paragraph_20_Font"><text:span text:style-name="T15">4)</text:span></text:span><text:span text:style-name="Default_20_Paragraph_20_Font"><text:span text:style-name="T16">Access to his account to know his status </text:span></text:span><text:span text:style-name="Default_20_Paragraph_20_Font"><text:span text:style-name="T15">: Has the provision to access his account to know his credit or debit balance.</text:span></text:span></text:p>
      <text:p text:style-name="Standard"/>
      <text:p text:style-name="Standard"><text:span text:style-name="Default_20_Paragraph_20_Font"><text:span text:style-name="T15">5)</text:span></text:span><text:span text:style-name="Default_20_Paragraph_20_Font"><text:span text:style-name="T16">Money withdrawal and deposit</text:span></text:span><text:span text:style-name="Default_20_Paragraph_20_Font"><text:span text:style-name="T15"> : Can withdraw or deposit money which would be updated to his account.</text:span></text:span></text:p>
      <text:p text:style-name="Standard"><text:span text:style-name="Default_20_Paragraph_20_Font"><text:span text:style-name="T15">6)</text:span></text:span><text:span text:style-name="Default_20_Paragraph_20_Font"><text:span text:style-name="T16">Mini statement</text:span></text:span><text:span text:style-name="Default_20_Paragraph_20_Font"><text:span text:style-name="T15"> : prints the details of his transactions.</text:span></text:span></text:p>
      <text:p text:style-name="Standard"/>
      <text:p text:style-name="P2"/>
      <text:p text:style-name="Standard"/>
      <text:p text:style-name="Standard"/>
      <text:p text:style-name="Standard"/>
      <text:p text:style-name="Standard"/>
      <text:p text:style-name="Standard"><text:span text:style-name="T19">PROJECT DESCRIPTION:</text:span></text:p>
      <text:p text:style-name="Standard"/>
      <text:p text:style-name="Standard"/>
      <text:p text:style-name="Standard"><text:span text:style-name="T17">This project is based on banking as mentioned above. It uses mainly C programming language with the following libraries <text:s/></text:span><text:span text:style-name="T21">&lt;stdio.h&gt;,&lt;stdlib.h&gt;,&lt;unistd.h&gt; <text:s/>&amp; &lt;string.h&gt;.</text:span></text:p>
      <text:p text:style-name="Standard"/>
      <text:p text:style-name="Standard"><text:span text:style-name="T17">We declare globally the functions which we would be required while running the program like account create,</text:span></text:p>
      <text:p text:style-name="Standard"/>
      <text:p text:style-name="Standard"><text:span text:style-name="T17">Transferring of money, </text:span><text:span text:style-name="T18">cheque</text:span><text:span text:style-name="T17"> print <text:s/>, deposit money, view the account holder’s details etc…………………….</text:span></text:p>
      <text:p text:style-name="Standard"/>
      <text:p text:style-name="Standard"><text:span text:style-name="T17">We then define a structure containing variables required for the banking purpose like cash, name of the account holder, city where he resides, net amount in his account, his password, account no.. etc………</text:span></text:p>
      <text:p text:style-name="Standard"/>
      <text:p text:style-name="Standard"><text:span text:style-name="T17">It would function like an ATM machine which would fuction as long as user wants to use it.</text:span></text:p>
      <text:p text:style-name="Standard"><text:span text:style-name="T17">At the start up, we could see the start <text:s/>up page of the </text:span><text:span text:style-name="T20">SBI BANKING </text:span><text:span text:style-name="T17">which would include a welcome note .In the starting it would ask for the name of the administrator &amp; password for the administrator. After <text:s/>entering the name &amp; password <text:s text:c="2"/>a screen would pop up providing two options asking if the operator <text:s/>were a user or administrator <text:s/>.</text:span></text:p>
      <text:p text:style-name="Standard"><text:span text:style-name="T17">First let us discuss the operations available on the administrator.</text:span></text:p>
      <text:p text:style-name="Standard"/>
      <text:p text:style-name="Standard"><text:span text:style-name="T6">ADMINISTRATOR <text:s/>:</text:span></text:p>
      <text:p text:style-name="Standard"/>
      <text:p text:style-name="P1"><text:span text:style-name="T17">Now you would be asked for the username &amp; password. On successful entry of password the administrator will be shown the functions he can access to. If the administrator fails to enter either of username or the password correctly the system beeps &amp; gives a warning that the entered password is wrong &amp; that he need to enter the password correctly.</text:span></text:p>
      <text:p text:style-name="Standard"><text:span text:style-name="T17">Now the admin enters the option he wants to exercise.</text:span></text:p>
      <text:p text:style-name="Standard"/>
      <text:p text:style-name="Standard"><text:span text:style-name="T22">Option1: OPEN A NEW ACCOUNT FOR THE CUSTOMER</text:span></text:p>
      <text:p text:style-name="Standard"><text:soft-page-break/><text:span text:style-name="T17"><text:s text:c="3"/>It opens a new account for the customer. The command prompt would ask for the details of the customer like the customer name, city, surname , amount he wants to deposit .If the amount deposited by the customer is less than the specified minimum limits of the bank, then it would refuse the payment from the customer &amp; <text:s text:c="3"/>ask for amount of Rs.500 as minimum balance. It then asks for the name of the e-book in which his details would be stored.If the name of the book already exists then it would warn of the existence of another e-book by that name and would ask for another name for the e-book. It would print the details of the customer in the e-account the customer has made &amp; displays the confirmation message.</text:span></text:p>
      <text:p text:style-name="Standard"><text:span text:style-name="T22">Option2:DELETING OF THE EXISTENCE ACCOUNTS</text:span></text:p>
      <text:p text:style-name="Standard"><text:span text:style-name="T17">It would ask for the name of the e-book of the customer which required to be deleted.</text:span></text:p>
      <text:p text:style-name="Standard"><text:span text:style-name="T22">Option3: VIEW CUSTOMER’S BASIC INFORMATION</text:span></text:p>
      <text:p text:style-name="Standard"><text:span text:style-name="T17">It would display to the administrator name surname city account number of the customer.</text:span></text:p>
      <text:p text:style-name="Standard"><text:span text:style-name="T22">Option4:VIEW THE CUSTOMERS WHOSE BALANCE IS LESS THEN MINIMUM BALANCE</text:span></text:p>
      <text:p text:style-name="Standard"><text:span text:style-name="T17">It would display the names of the customers whose balance is less then minimum balance i.e.,Rs.500 along with their account numbers and surnames</text:span></text:p>
      <text:p text:style-name="Standard"><text:span text:style-name="T22">Option5:VIEW THE CUSTOMER’S ACCOUNTS</text:span></text:p>
      <text:p text:style-name="Standard"><text:span text:style-name="T17">Administrator can have a glance at the account of a customer which displays his information except his password</text:span></text:p>
      <text:p text:style-name="Standard"/>
      <text:p text:style-name="Standard"><text:span text:style-name="T17">Now let’s discuss the options available for customer.</text:span></text:p>
      <text:p text:style-name="Standard"><text:span text:style-name="T17">The customer will be asked to enter his name &amp; password which would be checked subsequently. If wrongly entered there would be option for re-entering the password.</text:span></text:p>
      <text:p text:style-name="Standard"><text:span text:style-name="T17">Now a menu <text:s/>list pops up explaining the options available for the customer to exercise.</text:span></text:p>
      <text:p text:style-name="Standard"/>
      <text:p text:style-name="Standard"><text:span text:style-name="T23">CUSTOMER:</text:span></text:p>
      <text:p text:style-name="Standard"/>
      <text:p text:style-name="Standard"><text:span text:style-name="T24">Option1: <text:s text:c="3"/>ATM FACILITY</text:span></text:p>
      <text:p text:style-name="Standard"><text:span text:style-name="T17">Again a menu would pop up explaining the facilities available with the software. At present there are three options.</text:span></text:p>
      <text:p text:style-name="Standard"><text:span text:style-name="T24">Option1(1): VIEW YOUR EBOOK</text:span></text:p>
      <text:p text:style-name="Standard"><text:span text:style-name="T17">This function allows the customer to view the transactions made by him which have been updated in his e-book.</text:span></text:p>
      <text:p text:style-name="Standard"><text:span text:style-name="T24">Option1(2):WITHDRAW</text:span></text:p>
      <text:p text:style-name="Standard"><text:span text:style-name="T17">This function allows the user to withdraw the money from the machine as would an ATM would do.</text:span></text:p>
      <text:p text:style-name="Standard"><text:span text:style-name="T24">Option1(3):TO VIEW YOUR BALANCE IN HIS ACCOUNT</text:span></text:p>
      <text:p text:style-name="Standard"><text:span text:style-name="T17">This function allows you to enquire about the net balance present in his account.</text:span></text:p>
      <text:p text:style-name="Standard"><text:span text:style-name="T24">Option1(4):TO VIEW THE E-BOOK</text:span></text:p>
      <text:p text:style-name="Standard"><text:span text:style-name="T25">This function allows <text:s/>the customer to view the information regarding his accounts.</text:span></text:p>
      <text:p text:style-name="Standard"><text:span text:style-name="T24">Option1(5):TO VIEW THE T-BOOK</text:span></text:p>
      <text:p text:style-name="Standard"><text:span text:style-name="T25">This function allows the customer to look into the account transactions he has made previously</text:span></text:p>
      <text:p text:style-name="Standard"><text:span text:style-name="T24">Option2:E-CHEQUE BOOK FACILITY TO WITHDRAW MONEY</text:span></text:p>
      <text:p text:style-name="Standard"><text:span text:style-name="T17">This is one of the latest <text:s/>features we had incorporated in the banking system enabling a person to use cheque facility wherever possible. The only difference is that the process is completely electronic.</text:span></text:p>
      <text:p text:style-name="Standard"><text:soft-page-break/><text:span text:style-name="T24">Option3:DEPOSIT MONEY</text:span></text:p>
      <text:p text:style-name="Standard"><text:span text:style-name="T17">This facility allows the user to deposit the money in the bank and get the deposit updated.</text:span></text:p>
      <text:p text:style-name="Standard"><text:span text:style-name="T24">Option4:INTER ACCOUNT TRANSFER</text:span></text:p>
      <text:p text:style-name="Standard"><text:span text:style-name="T17">This facility allows the customer to transfer his money from one account to another within the same bank. </text:span><text:bookmark text:name="_GoBack"/><text:span text:style-name="T17">The money transferred will automatically get updated in their respective accounts. </text:span></text:p>
      <text:p text:style-name="Standard"><text:span text:style-name="T24">Option5:EMERGENCY WITHDRAWAL OF MONEY</text:span></text:p>
      <text:p text:style-name="Standard"><text:span text:style-name="T17">This <text:s/>enables the money to withdraw the money from the ATM during the emergency crisis. Amount can be withdrawn beyond the critical balance which is supposed to be there in the ATM machine.</text:span></text:p>
      <text:p text:style-name="Standard"/>
      <text:p text:style-name="Standard"/>
      <text:p text:style-name="Standard"/>
      <text:p text:style-name="Standard"><text:span text:style-name="T17">In this way our project would be useful be useful as it succeeds in performing all the mentioned functions and many more more new ones..........................</text:span></text:p>
      <text:p text:style-name="Standard"><text:span text:style-name="T17"/></text:p>
      <text:p text:style-name="Standard"><text:span text:style-name="T17"/></text:p>
      <text:p text:style-name="Standard"><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 svg:font-family="'Lohit Hindi'"/>
    <style:font-face style:name="Liberation Serif" svg:font-family="'Liberation Serif'" style:font-family-generic="roman" style:font-pitch="variable"/>
    <style:font-face style:name="Lucida Handwriting" svg:font-family="'Lucida Handwriting'"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ngsanaUPC" svg:font-family="AngsanaUPC"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Hindi1"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ab-stops>
          <style:tab-stop style:position="0.5in"/>
        </style:tab-stops>
      </style:paragraph-properties>
      <style:text-properties fo:color="#00000a" style:font-name="Liberation Serif" fo:font-size="12pt" fo:language="en" fo:country="US" style:font-name-asian="WenQuanYi Micro Hei" style:font-size-asian="12pt" style:language-asian="zh" style:country-asian="CN" style:font-name-complex="Lohit Hindi1"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name-complex="Lohit Hindi"/>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9T01:21:47</meta:creation-date>
    <meta:editing-cycles>1</meta:editing-cycles>
    <meta:editing-duration>P0D</meta:editing-duration>
    <meta:generator>OpenOffice.org/3.3$Unix OpenOffice.org_project/330m9$Build-9529</meta:generator>
    <meta:document-statistic meta:table-count="0" meta:image-count="0" meta:object-count="0" meta:page-count="4" meta:paragraph-count="65" meta:word-count="1065" meta:character-count="6494"/>
    <meta:template xlink:type="simple" xlink:actuate="onRequest" xlink:title="Normal" xlink:href=""/>
  </office:meta>
</office:document-meta>
</file>